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33cc66" draw:textarea-vertical-align="middle" draw:auto-grow-height="false" fo:min-height="0.749cm" fo:min-width="0.499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00dcff" draw:textarea-vertical-align="middle" draw:auto-grow-height="false" fo:min-height="0.749cm" fo:min-width="0.499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000000" draw:textarea-vertical-align="middle" draw:auto-grow-height="false" fo:min-height="0.749cm" fo:min-width="0.499cm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000000" draw:opacity="35%" draw:textarea-vertical-align="middle" draw:auto-grow-height="false" fo:min-height="0.749cm" fo:min-width="0.499cm" fo:padding-top="0.125cm" fo:padding-bottom="0.125cm" fo:padding-left="0.25cm" fo:padding-right="0.25cm" draw:shadow-opacity="35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5.2cm" svg:x="2.623cm" svg:y="17.677cm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2.623cm" svg:y="17.677cm">
          <text:p/>
          <draw:enhanced-geometry draw:glue-point-type="segments" draw:mirror-vertic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5.2cm" svg:height="5.2cm" svg:x="2.623cm" svg:y="17.677cm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2.623cm" svg:y="17.677cm">
          <text:p/>
          <draw:enhanced-geometry draw:glue-point-type="segments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5.2cm" svg:height="5.2cm" draw:transform="rotate (2.35619449019234) translate (10.4cm 14.877cm)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5.2cm" svg:height="5.2cm" draw:transform="rotate (2.35619449019234) translate (10.4cm 14.877cm)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4" draw:text-style-name="P1" draw:layer="layout" svg:width="0.999cm" svg:height="0.999cm" draw:transform="rotate (2.35619449019234) translate (10.4cm 11.9071067811865cm)" svg:viewBox="0 0 1000 1000" svg:d="m500 0c283 0 500 217 500 500s-217 500-500 500-500-217-500-500 217-500 500-500z">
          <text:p/>
        </draw:path>
        <draw:custom-shape draw:style-name="gr1" draw:text-style-name="P1" draw:layer="layout" svg:width="5.2cm" svg:height="5.2cm" svg:x="1.45cm" svg:y="8.6cm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1.45cm" svg:y="8.6cm">
          <text:p/>
          <draw:enhanced-geometry draw:glue-point-type="segments" draw:mirror-vertic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5.2cm" svg:height="5.2cm" svg:x="1.45cm" svg:y="8.6cm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1.45cm" svg:y="8.6cm">
          <text:p/>
          <draw:enhanced-geometry draw:glue-point-type="segments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35619449019234) translate (5.223cm 23.954cm)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35619449019234) translate (5.223cm 23.954cm)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4" draw:text-style-name="P1" draw:layer="layout" svg:width="0.999cm" svg:height="0.999cm" draw:transform="rotate (2.35619449019234) translate (5.223cm 20.9841067811865cm)" svg:viewBox="0 0 1000 1000" svg:d="m500 0c283 0 500 217 500 500s-217 500-500 500-500-217-500-500 217-500 500-500z">
          <text:p/>
        </draw:path>
        <draw:custom-shape draw:style-name="gr1" draw:text-style-name="P1" draw:layer="layout" svg:width="5.2cm" svg:height="5.2cm" svg:x="11.377cm" svg:y="17.577cm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11.377cm" svg:y="17.577cm">
          <text:p/>
          <draw:enhanced-geometry draw:glue-point-type="segments" draw:mirror-vertic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5.2cm" svg:height="5.2cm" svg:x="11.377cm" svg:y="17.577cm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11.377cm" svg:y="17.577cm">
          <text:p/>
          <draw:enhanced-geometry draw:glue-point-type="segments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96705972839036) translate (16.085cm 23.192cm)">
          <text:p/>
          <draw:enhanced-geometry draw:glue-point-type="segments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96705972839036) translate (16.085cm 23.191cm)">
          <text:p/>
          <draw:enhanced-geometry draw:glue-point-type="segments" draw:mirror-vertical="true" draw:mirror-horizontal="true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4" draw:text-style-name="P1" draw:layer="layout" svg:width="0.999cm" svg:height="0.999cm" draw:transform="rotate (2.35619449019234) translate (13.977cm 20.8841067811865cm)" svg:viewBox="0 0 1000 1000" svg:d="m500 0c283 0 500 217 500 500s-217 500-500 500-500-217-500-500 217-500 500-5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leich</meta:initial-creator>
    <meta:creation-date>2013-07-12T15:59:35</meta:creation-date>
    <dc:date>2013-07-12T16:19:58</dc:date>
    <dc:creator>Sebastian Schleich</dc:creator>
    <meta:editing-duration>PT5M13S</meta:editing-duration>
    <meta:editing-cycles>1</meta:editing-cycles>
    <meta:document-statistic meta:object-count="21"/>
    <meta:generator>LibreOffice/4.0.4.2$Linux_X86_64 LibreOffice_project/400m0$Build-2</meta:generator>
  </office:meta>
</office:document-meta>
</file>